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6.38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glyph-orientation-vertical="0" style:direction="lt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7" style:family="table-cell" style:parent-style-name="Default">
      <style:table-cell-properties style:vertical-align="botto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Niepewności standardowe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_H [Ω]</text:p>
          </table:table-cell>
          <table:table-cell office:value-type="string" calcext:value-type="string">
            <text:p>R_L [Ω]</text:p>
          </table:table-cell>
          <table:table-cell office:value-type="string" calcext:value-type="string">
            <text:p>ΔR_H [Ω]</text:p>
          </table:table-cell>
          <table:table-cell office:value-type="string" calcext:value-type="string">
            <text:p>ΔR_L [Ω]</text:p>
          </table:table-cell>
          <table:table-cell office:value-type="string" calcext:value-type="string">
            <text:p>V_teoretyczne</text:p>
          </table:table-cell>
          <table:table-cell office:value-type="string" calcext:value-type="string">
            <text:p>ΔV_Teoretyczne</text:p>
          </table:table-cell>
          <table:table-cell office:value-type="string" calcext:value-type="string">
            <text:p>V_Agilent [V]</text:p>
          </table:table-cell>
          <table:table-cell office:value-type="string" calcext:value-type="string">
            <text:p>V_cyfrowy [mV]</text:p>
          </table:table-cell>
          <table:table-cell office:value-type="string" calcext:value-type="string">
            <text:p>V_analog [V]</text:p>
          </table:table-cell>
        </table:table-row>
        <table:table-row table:style-name="ro1">
          <table:table-cell office:value-type="string" calcext:value-type="string">
            <text:p>R9-R17, <text:s text:c="2"/>TP7</text:p>
          </table:table-cell>
          <table:table-cell table:formula="of:=7.5*10^6" office:value-type="float" office:value="7500000" calcext:value-type="float">
            <text:p>7500000</text:p>
          </table:table-cell>
          <table:table-cell table:formula="of:=2.7*10^6" office:value-type="float" office:value="2700000" calcext:value-type="float">
            <text:p>2700000</text:p>
          </table:table-cell>
          <table:table-cell table:formula="of:=([.B3]*[.$B$8])/SQRT(3)" office:value-type="float" office:value="216506.35094611" calcext:value-type="float">
            <text:p>216506,35094611</text:p>
          </table:table-cell>
          <table:table-cell table:formula="of:=([.C3]*[.$B$8])/SQRT(3)" office:value-type="float" office:value="77942.2863405995" calcext:value-type="float">
            <text:p>77942,2863405995</text:p>
          </table:table-cell>
          <table:table-cell table:formula="of:= [.$B$7]*[.C3]/([.C3]+[.B3])" office:value-type="float" office:value="1.31942647058824" calcext:value-type="float">
            <text:p>1,31942647058824</text:p>
          </table:table-cell>
          <table:table-cell table:formula="of:=SQRT( ([.C3]/([.B3]+[.C3]) * [.B10] )^2 + ([.B3]*[.$B$7]/(([.B3]+[.C3])^2) * [.E3])^2 + (-[.C3]*[.$B$7]/(([.B3]+[.C3])^2) * [.D3])^2 )" office:value-type="float" office:value="0.0396086084547001" calcext:value-type="float">
            <text:p>0,0396086084547</text:p>
          </table:table-cell>
          <table:table-cell office:value-type="float" office:value="1.0487" calcext:value-type="float">
            <text:p>1,0487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R10-R18, TP8</text:p>
          </table:table-cell>
          <table:table-cell table:formula="of:=680*10^3" office:value-type="float" office:value="680000" calcext:value-type="float">
            <text:p>680000</text:p>
          </table:table-cell>
          <table:table-cell office:value-type="float" office:value="270000" calcext:value-type="float">
            <text:p>270000</text:p>
          </table:table-cell>
          <table:table-cell table:formula="of:=([.B4]*[.$B$8])/SQRT(3)" office:value-type="float" office:value="19629.9091524473" calcext:value-type="float">
            <text:p>19629,9091524473</text:p>
          </table:table-cell>
          <table:table-cell table:formula="of:=([.C4]*[.$B$8])/SQRT(3)" office:value-type="float" office:value="7794.22863405995" calcext:value-type="float">
            <text:p>7794,22863405995</text:p>
          </table:table-cell>
          <table:table-cell table:formula="of:= [.$B$7]*[.C4]/([.C4]+[.B4])" office:value-type="float" office:value="1.41664736842105" calcext:value-type="float">
            <text:p>1,41664736842105</text:p>
          </table:table-cell>
          <table:table-cell table:formula="of:=SQRT( ([.C4]/([.B4]+[.C4]) * [.B11] )^2 + ([.B4]*[.$B$7]/(([.B4]+[.C4])^2) * [.E4])^2 + (-[.C4]*[.$B$7]/(([.B4]+[.C4])^2) * [.D4])^2 )" office:value-type="float" office:value="0.0413972451701744" calcext:value-type="float">
            <text:p>0,041397245170175</text:p>
          </table:table-cell>
          <table:table-cell office:value-type="float" office:value="1.3884" calcext:value-type="float">
            <text:p>1,3884</text:p>
          </table:table-cell>
          <table:table-cell office:value-type="float" office:value="1180" calcext:value-type="float">
            <text:p>118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R11-R19, TP9</text:p>
          </table:table-cell>
          <table:table-cell table:formula="of:=75*10^3" office:value-type="float" office:value="75000" calcext:value-type="float">
            <text:p>75000</text:p>
          </table:table-cell>
          <table:table-cell office:value-type="float" office:value="27000" calcext:value-type="float">
            <text:p>27000</text:p>
          </table:table-cell>
          <table:table-cell table:formula="of:=([.B5]*[.$B$8])/SQRT(3)" office:value-type="float" office:value="2165.0635094611" calcext:value-type="float">
            <text:p>2165,0635094611</text:p>
          </table:table-cell>
          <table:table-cell table:formula="of:=([.C5]*[.$B$8])/SQRT(3)" office:value-type="float" office:value="779.422863405995" calcext:value-type="float">
            <text:p>779,422863405995</text:p>
          </table:table-cell>
          <table:table-cell table:formula="of:= [.$B$7]*[.C5]/([.C5]+[.B5])" office:value-type="float" office:value="1.31942647058824" calcext:value-type="float">
            <text:p>1,31942647058824</text:p>
          </table:table-cell>
          <table:table-cell table:formula="of:=SQRT( ([.C5]/([.B5]+[.C5]) * [.B12] )^2 + ([.B5]*[.$B$7]/(([.B5]+[.C5])^2) * [.E5])^2 + (-[.C5]*[.$B$7]/(([.B5]+[.C5])^2) * [.D5])^2 )" office:value-type="float" office:value="0.0396068824272364" calcext:value-type="float">
            <text:p>0,039606882427237</text:p>
          </table:table-cell>
          <table:table-cell office:value-type="float" office:value="1.2847" calcext:value-type="float">
            <text:p>1,2847</text:p>
          </table:table-cell>
          <table:table-cell office:value-type="float" office:value="1256" calcext:value-type="float">
            <text:p>1256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prawdzić bo 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4.9845" calcext:value-type="float">
            <text:p>4,9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lerancja</text:p>
          </table:table-cell>
          <table:table-cell table:style-name="ce1" office:value-type="percentage" office:value="0.05" calcext:value-type="percentage">
            <text:p>5,00%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 Vcc</text:p>
          </table:table-cell>
          <table:table-cell table:formula="of:=[.B7]*0.02%+0.0004" office:value-type="float" office:value="0.0013969" calcext:value-type="float">
            <text:p>0,0013969</text:p>
          </table:table-cell>
          <table:table-cell table:number-columns-repeated="8"/>
        </table:table-row>
      </table:table>
      <table:table table:name="3" table:style-name="ta1">
        <table:table-column table:style-name="co3" table:number-columns-repeated="5" table:default-cell-style-name="Default"/>
        <table:table-row table:style-name="ro1">
          <table:table-cell table:style-name="ce10" table:number-columns-spanned="1" table:number-rows-spanned="2"/>
          <table:table-cell table:style-name="ce10" office:value-type="string" calcext:value-type="string" table:number-columns-spanned="2" table:number-rows-spanned="1">
            <text:p>Pomiar V względem GND</text:p>
          </table:table-cell>
          <table:covered-table-cell/>
          <table:table-cell table:style-name="ce10" office:value-type="string" calcext:value-type="string" table:number-columns-spanned="2" table:number-rows-spanned="1">
            <text:p>pomiar V względem Vcc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U3401A</text:p>
          </table:table-cell>
          <table:table-cell office:value-type="string" calcext:value-type="string">
            <text:p>YX-360TR</text:p>
          </table:table-cell>
          <table:table-cell office:value-type="string" calcext:value-type="string">
            <text:p>U3401A</text:p>
          </table:table-cell>
          <table:table-cell office:value-type="string" calcext:value-type="string">
            <text:p>YX-360TR</text:p>
          </table:table-cell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Hi-Z</text:p>
          </table:table-cell>
          <table:table-cell office:value-type="float" office:value="0" calcext:value-type="float">
            <text:p>0</text:p>
          </table:table-cell>
          <table:table-cell table:formula="of:=217.91*10^(-3)" office:value-type="float" office:value="0.21791" calcext:value-type="float">
            <text:p>0,2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2</text:p>
          </table:table-cell>
          <table:table-cell office:value-type="string" calcext:value-type="string">
            <text:p>Hi-Z</text:p>
          </table:table-cell>
          <table:table-cell office:value-type="float" office:value="0" calcext:value-type="float">
            <text:p>0</text:p>
          </table:table-cell>
          <table:table-cell office:value-type="float" office:value="0.21888" calcext:value-type="float">
            <text:p>0,2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3</text:p>
          </table:table-cell>
          <table:table-cell office:value-type="float" office:value="4.9795" calcext:value-type="float">
            <text:p>4,9795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794" calcext:value-type="float">
            <text:p>-4,9794</text:p>
          </table:table-cell>
          <table:table-cell office:value-type="float" office:value="-4.8" calcext:value-type="float">
            <text:p>-4,8</text:p>
          </table:table-cell>
        </table:table-row>
      </table:table>
      <table:table table:name="4" table:style-name="ta1">
        <table:table-column table:style-name="co3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Wartość teoretyczna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2 [Ω]</text:p>
          </table:table-cell>
          <table:table-cell office:value-type="string" calcext:value-type="string">
            <text:p>R5 [Ω]</text:p>
          </table:table-cell>
          <table:table-cell office:value-type="string" calcext:value-type="string">
            <text:p>R6 [Ω]</text:p>
          </table:table-cell>
          <table:table-cell office:value-type="string" calcext:value-type="string">
            <text:p>R_L – zmierzone [Ω]</text:p>
          </table:table-cell>
          <table:table-cell office:value-type="string" calcext:value-type="string">
            <text:p>R_L – wyliczone [Ω]</text:p>
          </table:table-cell>
          <table:table-cell/>
          <table:table-cell office:value-type="string" calcext:value-type="string">
            <text:p>Napięcie na potencjometrze [V]</text:p>
          </table:table-cell>
          <table:table-cell office:value-type="float" office:value="1.5309" calcext:value-type="float">
            <text:p>1,5309</text:p>
          </table:table-cell>
        </table:table-row>
        <table:table-row table:style-name="ro1">
          <table:table-cell/>
          <table:table-cell table:number-columns-repeated="3" office:value-type="float" office:value="22" calcext:value-type="float">
            <text:p>22</text:p>
          </table:table-cell>
          <table:table-cell office:value-type="float" office:value="7.29" calcext:value-type="float">
            <text:p>7,29</text:p>
          </table:table-cell>
          <table:table-cell table:formula="of:=1/(1/[.B3]+ 1/[.C3] + 1/[.D3])" office:value-type="float" office:value="7.33333333333333" calcext:value-type="float">
            <text:p>7,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ja</text:p>
          </table:table-cell>
          <table:table-cell table:number-columns-repeated="3" table:style-name="ce1" office:value-type="percentage" office:value="0.05" calcext:value-type="percentage">
            <text:p>5,00%</text:p>
          </table:table-cell>
          <table:table-cell/>
          <table:table-cell table:formula="of:=(22^4)/( (2*22^2 + 22^2)^2 )" office:value-type="float" office:value="0.111111111111111" calcext:value-type="float">
            <text:p>0,111111111111111</text:p>
          </table:table-cell>
          <table:table-cell table:number-columns-repeated="3"/>
        </table:table-row>
      </table:table>
      <table:table table:name="5" table:style-name="ta1">
        <table:table-column table:style-name="co10" table:number-columns-repeated="64" table:default-cell-style-name="Default"/>
        <table:table-row table:style-name="ro1">
          <table:table-cell office:value-type="string" calcext:value-type="string">
            <text:p>I – zakres mA [mA]</text:p>
          </table:table-cell>
          <table:table-cell office:value-type="string" calcext:value-type="string">
            <text:p>I – zakres A [A]</text:p>
          </table:table-cell>
          <table:table-cell office:value-type="string" calcext:value-type="string">
            <text:p>I – zakres mA [mA]</text:p>
          </table:table-cell>
          <table:table-cell office:value-type="string" calcext:value-type="string">
            <text:p>I – zakres A [A]</text:p>
          </table:table-cell>
          <table:table-cell office:value-type="string" calcext:value-type="string">
            <text:p>I obliczone [mA]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JP2 zwarta</text:p>
          </table:table-cell>
          <table:table-cell table:number-columns-repeated="2" office:value-type="string" calcext:value-type="string">
            <text:p>JP2 rozwarta</text:p>
          </table:table-cell>
          <table:table-cell table:number-columns-repeated="60"/>
        </table:table-row>
        <table:table-row table:style-name="ro1">
          <table:table-cell office:value-type="float" office:value="164.86" calcext:value-type="float">
            <text:p>164,86</text:p>
          </table:table-cell>
          <table:table-cell office:value-type="float" office:value="0.209" calcext:value-type="float">
            <text:p>0,209</text:p>
          </table:table-cell>
          <table:table-cell office:value-type="float" office:value="11.92" calcext:value-type="float">
            <text:p>11,92</text:p>
          </table:table-cell>
          <table:table-cell office:value-type="float" office:value="0.188" calcext:value-type="float">
            <text:p>0,188</text:p>
          </table:table-cell>
          <table:table-cell table:formula="of:=([$'4'.$I$2])/([$'4'.$F$3]) * 1000" office:value-type="float" office:value="208.759090909091" calcext:value-type="float">
            <text:p>208,759090909091</text:p>
          </table:table-cell>
          <table:table-cell table:number-columns-repeated="59"/>
        </table:table-row>
      </table:table>
      <table:table table:name="6" table:style-name="ta1">
        <table:table-column table:style-name="co3" table:default-cell-style-name="Default"/>
        <table:table-row table:style-name="ro1">
          <table:table-cell/>
        </table:table-row>
      </table:table>
      <table:table table:name="7" table:style-name="ta1">
        <table:shapes>
          <draw:frame draw:z-index="0" draw:style-name="gr1" draw:text-style-name="P1" svg:width="15.999cm" svg:height="8.999cm" svg:x="2.358cm" svg:y="2.809cm">
            <draw:object draw:notify-on-update-of-ranges="'7'.B3:'7'.K3 '7'.B4:'7'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11" table:number-columns-repeated="10" table:default-cell-style-name="Default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RL [V]</text:p>
          </table:table-cell>
          <table:table-cell office:value-type="float" office:value="0.9229" calcext:value-type="float">
            <text:p>0,9229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504" calcext:value-type="float">
            <text:p>1,504</text:p>
          </table:table-cell>
          <table:table-cell office:value-type="float" office:value="1.7188" calcext:value-type="float">
            <text:p>1,7188</text:p>
          </table:table-cell>
          <table:table-cell office:value-type="float" office:value="2.1944" calcext:value-type="float">
            <text:p>2,1944</text:p>
          </table:table-cell>
          <table:table-cell office:value-type="float" office:value="2.8522" calcext:value-type="float">
            <text:p>2,8522</text:p>
          </table:table-cell>
          <table:table-cell office:value-type="float" office:value="3.1329" calcext:value-type="float">
            <text:p>3,1329</text:p>
          </table:table-cell>
          <table:table-cell office:value-type="float" office:value="3.6196" calcext:value-type="float">
            <text:p>3,6196</text:p>
          </table:table-cell>
          <table:table-cell office:value-type="float" office:value="4.3008" calcext:value-type="float">
            <text:p>4,3008</text:p>
          </table:table-cell>
          <table:table-cell office:value-type="float" office:value="4.8343" calcext:value-type="float">
            <text:p>4,8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L</text:p>
          </table:table-cell>
          <table:table-cell table:formula="of:=[.B2]/[$'4'.$E$3]" office:value-type="float" office:value="0.126598079561043" calcext:value-type="float">
            <text:p>0,126598079561043</text:p>
          </table:table-cell>
          <table:table-cell table:formula="of:=[.C2]/[$'4'.$E$3]" office:value-type="float" office:value="0.163223593964335" calcext:value-type="float">
            <text:p>0,163223593964335</text:p>
          </table:table-cell>
          <table:table-cell table:formula="of:=[.D2]/[$'4'.$E$3]" office:value-type="float" office:value="0.206310013717421" calcext:value-type="float">
            <text:p>0,206310013717421</text:p>
          </table:table-cell>
          <table:table-cell table:formula="of:=[.E2]/[$'4'.$E$3]" office:value-type="float" office:value="0.235775034293553" calcext:value-type="float">
            <text:p>0,235775034293553</text:p>
          </table:table-cell>
          <table:table-cell table:formula="of:=[.F2]/[$'4'.$E$3]" office:value-type="float" office:value="0.301015089163237" calcext:value-type="float">
            <text:p>0,301015089163237</text:p>
          </table:table-cell>
          <table:table-cell table:formula="of:=[.G2]/[$'4'.$E$3]" office:value-type="float" office:value="0.391248285322359" calcext:value-type="float">
            <text:p>0,391248285322359</text:p>
          </table:table-cell>
          <table:table-cell table:formula="of:=[.H2]/[$'4'.$E$3]" office:value-type="float" office:value="0.429753086419753" calcext:value-type="float">
            <text:p>0,429753086419753</text:p>
          </table:table-cell>
          <table:table-cell table:formula="of:=[.I2]/[$'4'.$E$3]" office:value-type="float" office:value="0.496515775034294" calcext:value-type="float">
            <text:p>0,496515775034294</text:p>
          </table:table-cell>
          <table:table-cell table:formula="of:=[.J2]/[$'4'.$E$3]" office:value-type="float" office:value="0.589958847736625" calcext:value-type="float">
            <text:p>0,589958847736625</text:p>
          </table:table-cell>
          <table:table-cell table:formula="of:=[.K2]/[$'4'.$E$3]" office:value-type="float" office:value="0.663141289437586" calcext:value-type="float">
            <text:p>0,663141289437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Hall [V]</text:p>
          </table:table-cell>
          <table:table-cell office:value-type="float" office:value="2.5305" calcext:value-type="float">
            <text:p>2,5305</text:p>
          </table:table-cell>
          <table:table-cell office:value-type="float" office:value="2.5376" calcext:value-type="float">
            <text:p>2,5376</text:p>
          </table:table-cell>
          <table:table-cell office:value-type="float" office:value="2.5455" calcext:value-type="float">
            <text:p>2,5455</text:p>
          </table:table-cell>
          <table:table-cell office:value-type="float" office:value="2.5507" calcext:value-type="float">
            <text:p>2,5507</text:p>
          </table:table-cell>
          <table:table-cell office:value-type="float" office:value="2.5625" calcext:value-type="float">
            <text:p>2,5625</text:p>
          </table:table-cell>
          <table:table-cell office:value-type="float" office:value="2.5785" calcext:value-type="float">
            <text:p>2,5785</text:p>
          </table:table-cell>
          <table:table-cell office:value-type="float" office:value="2.585" calcext:value-type="float">
            <text:p>2,585</text:p>
          </table:table-cell>
          <table:table-cell office:value-type="float" office:value="2.596" calcext:value-type="float">
            <text:p>2,596</text:p>
          </table:table-cell>
          <table:table-cell office:value-type="float" office:value="2.6118" calcext:value-type="float">
            <text:p>2,6118</text:p>
          </table:table-cell>
          <table:table-cell office:value-type="float" office:value="2.6224" calcext:value-type="float">
            <text:p>2,6224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wzmocnieni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al</text:p>
          </table:table-cell>
          <table:table-cell table:number-matrix-columns-spanned="2" table:number-matrix-rows-spanned="5" table:formula="of:=LINEST([.B4:.K4];[.B3:.K3];1;1)" office:value-type="float" office:value="0.172309189673794" calcext:value-type="float">
            <text:p>0,172309189673794</text:p>
          </table:table-cell>
          <table:table-cell office:value-type="float" office:value="2.5099577098643" calcext:value-type="float">
            <text:p>2,509957709864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lta</text:p>
          </table:table-cell>
          <table:table-cell office:value-type="float" office:value="0.00182975078592559" calcext:value-type="float">
            <text:p>0,001829750785926</text:p>
          </table:table-cell>
          <table:table-cell office:value-type="float" office:value="0.000732707578473547" calcext:value-type="float">
            <text:p>0,000732707578474</text:p>
          </table:table-cell>
        </table:table-row>
        <table:table-row table:style-name="ro1">
          <table:table-cell table:number-columns-repeated="13"/>
          <table:table-cell office:value-type="float" office:value="0.999098708263849" calcext:value-type="float">
            <text:p>0,999098708263849</text:p>
          </table:table-cell>
          <table:table-cell office:value-type="float" office:value="0.00101048316384865" calcext:value-type="float">
            <text:p>0,001010483163849</text:p>
          </table:table-cell>
        </table:table-row>
        <table:table-row table:style-name="ro1">
          <table:table-cell table:number-columns-repeated="13"/>
          <table:table-cell office:value-type="float" office:value="8868.1492856561" calcext:value-type="float">
            <text:p>8868,14928565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office:value-type="float" office:value="0.0090550563902046" calcext:value-type="float">
            <text:p>0,009055056390205</text:p>
          </table:table-cell>
          <table:table-cell office:value-type="float" office:value="0.00000816860979537258" calcext:value-type="float">
            <text:p>8,16860979537258E-06</text:p>
          </table:table-cell>
        </table:table-row>
      </table:table>
      <table:table table:name="8" table:style-name="ta1">
        <table:table-column table:style-name="co12" table:default-cell-style-name="Default"/>
        <table:table-column table:style-name="co13" table:number-columns-repeated="15" table:default-cell-style-name="Default"/>
        <table:table-row table:style-name="ro1">
          <table:table-cell/>
          <table:table-cell table:style-name="ce4"/>
          <table:table-cell table:style-name="ce8" table:number-columns-spanned="2" table:number-rows-spanned="1"/>
          <table:covered-table-cell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V_0 [V]</text:p>
          </table:table-cell>
          <table:table-cell table:style-name="ce4" office:value-type="string" calcext:value-type="string">
            <text:p>V_JP6 [V]</text:p>
          </table:table-cell>
          <table:table-cell table:style-name="ce4" office:value-type="string" calcext:value-type="string">
            <text:p>V_JP7</text:p>
          </table:table-cell>
          <table:table-cell office:value-type="string" calcext:value-type="string">
            <text:p>V1 [mV]</text:p>
          </table:table-cell>
          <table:table-cell office:value-type="string" calcext:value-type="string">
            <text:p>V2 [mV]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nieobciążony</text:p>
          </table:table-cell>
          <table:table-cell table:style-name="ce5" office:value-type="string" calcext:value-type="string">
            <text:p>obciążenie JP6 (R_L2)</text:p>
          </table:table-cell>
          <table:table-cell table:style-name="ce5" office:value-type="string" calcext:value-type="string">
            <text:p>obciążenie JP7 (R16)</text:p>
          </table:table-cell>
          <table:table-cell table:number-columns-repeated="2" office:value-type="string" calcext:value-type="string">
            <text:p>TP5 – TP6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U1 – NCP5662</text:p>
          </table:table-cell>
          <table:table-cell table:style-name="ce6" office:value-type="float" office:value="2.9926" calcext:value-type="float" table:number-columns-spanned="1" table:number-rows-spanned="2">
            <text:p>2,9926</text:p>
          </table:table-cell>
          <table:table-cell table:style-name="ce6" office:value-type="float" office:value="2.9917" calcext:value-type="float" table:number-columns-spanned="1" table:number-rows-spanned="2">
            <text:p>2,9917</text:p>
          </table:table-cell>
          <table:table-cell table:style-name="ce6" office:value-type="float" office:value="3.009" calcext:value-type="float" table:number-columns-spanned="1" table:number-rows-spanned="2">
            <text:p>3,009</text:p>
          </table:table-cell>
          <table:table-cell table:style-name="ce6" office:value-type="float" office:value="288.34" calcext:value-type="float" table:number-columns-spanned="1" table:number-rows-spanned="2">
            <text:p>288,34</text:p>
          </table:table-cell>
          <table:table-cell table:style-name="ce6" office:value-type="float" office:value="285.73" calcext:value-type="float" table:number-columns-spanned="1" table:number-rows-spanned="2">
            <text:p>285,7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U4 – LDO</text:p>
          </table:table-cell>
          <table:table-cell table:style-name="ce6" office:value-type="float" office:value="3.2987" calcext:value-type="float" table:number-columns-spanned="1" table:number-rows-spanned="2">
            <text:p>3,2987</text:p>
          </table:table-cell>
          <table:table-cell table:style-name="ce6" office:value-type="float" office:value="3.2959" calcext:value-type="float" table:number-columns-spanned="1" table:number-rows-spanned="2">
            <text:p>3,2959</text:p>
          </table:table-cell>
          <table:table-cell table:style-name="ce6" office:value-type="float" office:value="3.2987" calcext:value-type="float" table:number-columns-spanned="1" table:number-rows-spanned="2">
            <text:p>3,2987</text:p>
          </table:table-cell>
          <table:table-cell table:style-name="ce6" office:value-type="float" office:value="-11.49" calcext:value-type="float" table:number-columns-spanned="1" table:number-rows-spanned="2">
            <text:p>-11,49</text:p>
          </table:table-cell>
          <table:table-cell table:style-name="ce6" office:value-type="float" office:value="-8.86" calcext:value-type="float" table:number-columns-spanned="1" table:number-rows-spanned="2">
            <text:p>-8,8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e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U6 – band gap</text:p>
          </table:table-cell>
          <table:table-cell table:style-name="ce6" office:value-type="float" office:value="3.2847" calcext:value-type="float" table:number-columns-spanned="1" table:number-rows-spanned="2">
            <text:p>3,2847</text:p>
          </table:table-cell>
          <table:table-cell table:style-name="ce6" office:value-type="float" office:value="0.24751" calcext:value-type="float" table:number-columns-spanned="1" table:number-rows-spanned="2">
            <text:p>0,24751</text:p>
          </table:table-cell>
          <table:table-cell table:style-name="ce6" office:value-type="float" office:value="3.2842" calcext:value-type="float" table:number-columns-spanned="1" table:number-rows-spanned="2">
            <text:p>3,2842</text:p>
          </table:table-cell>
          <table:table-cell table:style-name="ce6" office:value-type="float" office:value="2.03" calcext:value-type="float" table:number-columns-spanned="1" table:number-rows-spanned="2">
            <text:p>2,03</text:p>
          </table:table-cell>
          <table:table-cell table:style-name="ce6" office:value-type="float" office:value="2.56" calcext:value-type="float" table:number-columns-spanned="1" table:number-rows-spanned="2">
            <text:p>2,5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nieregulowany</text:p>
          </table:table-cell>
          <table:covered-table-cell table:number-columns-repeated="5" table:style-name="ce7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ez obciążenia</text:p>
          </table:table-cell>
          <table:table-cell office:value-type="string" calcext:value-type="string">
            <text:p>z obciążeni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_U1 [V]</text:p>
          </table:table-cell>
          <table:table-cell office:value-type="float" office:value="2.995" calcext:value-type="float">
            <text:p>2,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6 [kΩ]</text:p>
          </table:table-cell>
          <table:table-cell office:value-type="float" office:value="0.6114" calcext:value-type="float">
            <text:p>0,6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L2 [Ω]</text:p>
          </table:table-cell>
          <table:table-cell office:value-type="float" office:value="14.29" calcext:value-type="float">
            <text:p>14,2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.00.0000</text:date>, <text:time style:data-style-name="N2" text:time-value="23:11:54.6172893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9:26:07.564009893</meta:creation-date>
    <meta:generator>LibreOffice/6.4.7.2$Linux_X86_64 LibreOffice_project/40$Build-2</meta:generator>
    <dc:date>2022-05-23T01:54:26.323708280</dc:date>
    <meta:editing-duration>PT1H56M48S</meta:editing-duration>
    <meta:editing-cycles>7</meta:editing-cycles>
    <meta:document-statistic meta:table-count="7" meta:cell-count="2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cm" svg:y="0.316cm" chart:style-name="ch2">
          <text:p>Hallotron</text:p>
        </chart:title>
        <chart:legend chart:legend-position="end" svg:x="11.851cm" svg:y="3.952cm" style:legend-expansion="high" chart:style-name="ch3"/>
        <chart:plot-area chart:style-name="ch4" table:cell-range-address="'7'.B3:'7'.K4" svg:x="1.331cm" svg:y="1.275cm" svg:width="10.2cm" svg:height="6.564cm">
          <chartooo:coordinate-region svg:x="2.243cm" svg:y="1.474cm" svg:width="9.048cm" svg:height="5.718cm"/>
          <chart:axis chart:dimension="x" chart:name="primary-x" chart:style-name="ch5">
            <chart:title svg:x="5.924cm" svg:y="8.019cm" chart:style-name="ch6">
              <text:p>I_L [A]</text:p>
            </chart:title>
          </chart:axis>
          <chart:axis chart:dimension="y" chart:name="primary-y" chart:style-name="ch5">
            <chart:title svg:x="0.451cm" svg:y="5.329cm" chart:style-name="ch7">
              <text:p>V_Hall [V]</text:p>
            </chart:title>
            <chart:grid chart:style-name="ch8" chart:class="major"/>
          </chart:axis>
          <chart:series chart:style-name="ch9" chart:values-cell-range-address="'7'.B4:'7'.K4" chart:class="chart:scatter">
            <chart:domain table:cell-range-address="'7'.B3:'7'.K3"/>
            <chart:regression-curve chart:style-name="ch10">
              <chart:equation chart:display-equation="true" chart:display-r-square="false" svg:x="7.631cm" svg:y="7.982cm"/>
            </chart:regression-curve>
            <chart:data-point chart:repeated="2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0.126598079561043">
                <text:p>0.126598079561043</text:p>
                <draw:g>
                  <svg:desc>'7'.B3:'7'.K3</svg:desc>
                </draw:g>
              </table:table-cell>
              <table:table-cell office:value-type="float" office:value="0.163223593964335">
                <text:p>0.163223593964335</text:p>
              </table:table-cell>
              <table:table-cell office:value-type="float" office:value="0.206310013717421">
                <text:p>0.206310013717421</text:p>
              </table:table-cell>
              <table:table-cell office:value-type="float" office:value="0.235775034293553">
                <text:p>0.235775034293553</text:p>
              </table:table-cell>
              <table:table-cell office:value-type="float" office:value="0.301015089163237">
                <text:p>0.301015089163237</text:p>
              </table:table-cell>
              <table:table-cell office:value-type="float" office:value="0.391248285322359">
                <text:p>0.391248285322359</text:p>
              </table:table-cell>
              <table:table-cell office:value-type="float" office:value="0.429753086419753">
                <text:p>0.429753086419753</text:p>
              </table:table-cell>
              <table:table-cell office:value-type="float" office:value="0.496515775034294">
                <text:p>0.496515775034294</text:p>
              </table:table-cell>
              <table:table-cell office:value-type="float" office:value="0.589958847736625">
                <text:p>0.589958847736625</text:p>
              </table:table-cell>
              <table:table-cell office:value-type="float" office:value="0.663141289437586">
                <text:p>0.663141289437586</text:p>
              </table:table-cell>
            </table:table-row>
            <table:table-row>
              <table:table-cell office:value-type="string">
                <text:p>Wiersz 4</text:p>
                <draw:g>
                  <svg:desc/>
                </draw:g>
              </table:table-cell>
              <table:table-cell office:value-type="float" office:value="2.5305">
                <text:p>2.5305</text:p>
                <draw:g>
                  <svg:desc>'7'.B4:'7'.K4</svg:desc>
                </draw:g>
              </table:table-cell>
              <table:table-cell office:value-type="float" office:value="2.5376">
                <text:p>2.5376</text:p>
              </table:table-cell>
              <table:table-cell office:value-type="float" office:value="2.5455">
                <text:p>2.5455</text:p>
              </table:table-cell>
              <table:table-cell office:value-type="float" office:value="2.5507">
                <text:p>2.5507</text:p>
              </table:table-cell>
              <table:table-cell office:value-type="float" office:value="2.5625">
                <text:p>2.5625</text:p>
              </table:table-cell>
              <table:table-cell office:value-type="float" office:value="2.5785">
                <text:p>2.5785</text:p>
              </table:table-cell>
              <table:table-cell office:value-type="float" office:value="2.585">
                <text:p>2.585</text:p>
              </table:table-cell>
              <table:table-cell office:value-type="float" office:value="2.596">
                <text:p>2.596</text:p>
              </table:table-cell>
              <table:table-cell office:value-type="float" office:value="2.6118">
                <text:p>2.6118</text:p>
              </table:table-cell>
              <table:table-cell office:value-type="float" office:value="2.6224">
                <text:p>2.6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